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8.89cm" svg:height="1.905cm" svg:x="4.175cm" svg:y="2.905cm">
          <text:p text:style-name="P1">Canonic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8.89cm" svg:height="1.905cm" svg:x="4.175cm" svg:y="5.445cm">
          <text:p text:style-name="P1">Stabi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8.89cm" svg:height="1.905cm" svg:x="4.175cm" svg:y="7.985cm">
          <text:p text:style-name="P1">Spec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8.89cm" svg:height="1.905cm" svg:x="4.175cm" svg:y="10.525cm">
          <text:p text:style-name="P1">Elemwise Fu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8.89cm" svg:height="1.905cm" svg:x="4.175cm" svg:y="13.065cm">
          <text:p text:style-name="P1">GPU Trans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8.89cm" svg:height="1.905cm" svg:x="4.175cm" svg:y="15.605cm">
          <text:p text:style-name="P1">Inpl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8.89cm" svg:height="1.905cm" svg:x="4.175cm" svg:y="18.145cm">
          <text:p text:style-name="P1">Code Gen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8.62cm" svg:y1="4.81cm" svg:x2="8.62cm" svg:y2="5.445cm" draw:start-shape="id1" draw:start-glue-point="2" draw:end-shape="id2" draw:end-glue-point="0" svg:d="m8620 4810v500-366 501">
          <text:p/>
        </draw:connector>
        <draw:connector draw:style-name="gr2" draw:text-style-name="P2" draw:layer="layout" draw:type="lines" svg:x1="8.62cm" svg:y1="7.35cm" svg:x2="8.62cm" svg:y2="7.985cm" draw:start-shape="id2" draw:start-glue-point="2" draw:end-shape="id3" draw:end-glue-point="0" svg:d="m8620 7350v500-366 501">
          <text:p/>
        </draw:connector>
        <draw:connector draw:style-name="gr2" draw:text-style-name="P2" draw:layer="layout" draw:type="lines" svg:x1="8.62cm" svg:y1="9.89cm" svg:x2="8.62cm" svg:y2="10.525cm" draw:start-shape="id3" draw:start-glue-point="2" draw:end-shape="id4" draw:end-glue-point="0" svg:d="m8620 9890v500-366 501">
          <text:p/>
        </draw:connector>
        <draw:connector draw:style-name="gr2" draw:text-style-name="P2" draw:layer="layout" draw:type="lines" svg:x1="8.62cm" svg:y1="12.43cm" svg:x2="8.62cm" svg:y2="13.065cm" draw:start-shape="id4" draw:start-glue-point="2" draw:end-shape="id5" draw:end-glue-point="0" svg:d="m8620 12430v500-366 501">
          <text:p/>
        </draw:connector>
        <draw:connector draw:style-name="gr2" draw:text-style-name="P2" draw:layer="layout" draw:type="lines" svg:x1="8.62cm" svg:y1="14.97cm" svg:x2="8.62cm" svg:y2="15.605cm" draw:start-shape="id5" draw:start-glue-point="2" draw:end-shape="id6" draw:end-glue-point="0" svg:d="m8620 14970v500-366 501">
          <text:p/>
        </draw:connector>
        <draw:connector draw:style-name="gr2" draw:text-style-name="P2" draw:layer="layout" draw:type="lines" svg:x1="8.62cm" svg:y1="17.51cm" svg:x2="8.62cm" svg:y2="18.145cm" draw:start-shape="id6" draw:start-glue-point="2" draw:end-shape="id7" draw:end-glue-point="0" svg:d="m8620 17510v500-366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creation-date>2011-06-03T11:08:11</meta:creation-date>
    <dc:date>2011-06-09T19:14:52</dc:date>
    <meta:editing-cycles>2</meta:editing-cycles>
    <meta:editing-duration>PT3M51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